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Journal.buildSQLStat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atabaseJournal.getJanitorSl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Revision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abaseRevision.init( long revi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atabaseJournal.prepareStat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baseJournal.close( ResultSet 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aseJournal.rollback( Connection 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atabaseJournal.close( Statement stm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aseJournal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getInstance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checkLocalRevisionSchema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atabaseJournal.init( String id , NamespaceResolver resolv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atabaseJournal.setJanitorFirstRunHourOfDay( int hourOfD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aseJournal.setReconnectDelayMs( long reconnectDelay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setSchema( String databas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close( Connection 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aseJournal.getData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getDatabaseTypeFromURL( String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aseJournal.setJanitor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getReconnectDelay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setDatabaseType( String databas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close( boolean fail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atabaseJournal.setSchemaObjectPrefix( String schemaObject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setDriver( String dri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get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doLock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atabaseJournal.append( AppendRecord record , InputStream in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tabaseJournal.checkSchema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atabaseJournal.setAutoCommit( Connection connection , boolean autoCommi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abaseJournal.initInstanceRevisionAndJani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abaseJournal.getRecor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atabaseJournal.checkConne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baseJournal.getJanit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getSchemaObjec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tableExists( DatabaseMetaData metaData , String tab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abaseJournal.get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baseJournal.doUnlock( boolean successfu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aseJournal.setJanitorSleep( int sl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createSchemaSQL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Revision.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baseJournal.getJanitorFirstRunHourOf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isionTableJanitor.cleanUpOldRevis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atabaseJournal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close( InputStream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baseJournal.appending( AppendRecord rec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Journal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Revision.set( long localRevi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abaseJournal.commit( Connection 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visionTableJanitor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tabaseJournal.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tabaseJournal.getRecords( long startRevi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atabaseJourna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